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en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l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schreib oder benutzerrecht.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<text:soft-page-break/>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5T17:39:37.725382240</dc:date>
    <meta:editing-duration>PT15M29S</meta:editing-duration>
    <meta:editing-cycles>7</meta:editing-cycles>
    <meta:generator>LibreOffice/6.3.5.2$Linux_X86_64 LibreOffice_project/30$Build-2</meta:generator>
    <meta:document-statistic meta:table-count="1" meta:image-count="0" meta:object-count="0" meta:page-count="9" meta:paragraph-count="259" meta:word-count="1569" meta:character-count="10047" meta:non-whitespace-character-count="8734"/>
  </office:meta>
</office:document-meta>
</file>